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 Branch 5.2-dev only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900/vnc.html?autoconnect=true&amp;resize=scale">:7900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